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ae1" officeooo:paragraph-rsid="000a5ae1"/>
    </style:style>
    <style:style style:name="P2" style:family="paragraph" style:parent-style-name="Standard">
      <style:paragraph-properties style:line-height-at-least="0.9cm"/>
      <style:text-properties fo:color="#ffffff" loext:opacity="100%" style:font-name="Droid Sans Mono" fo:font-size="18.75pt" fo:font-weight="normal" fo:background-color="#00002c"/>
    </style:style>
    <style:style style:name="P3" style:family="paragraph" style:parent-style-name="Standard">
      <style:text-properties fo:color="#ffffff" loext:opacity="100%" style:font-name="Droid Sans Mono" fo:font-size="18.75pt" fo:font-weight="normal" officeooo:rsid="000a5ae1" officeooo:paragraph-rsid="000a5ae1" fo:background-color="#00002c"/>
    </style:style>
    <style:style style:name="P4" style:family="paragraph" style:parent-style-name="Standard">
      <style:paragraph-properties style:line-height-at-least="0.9cm"/>
      <style:text-properties fo:color="#ffffff" loext:opacity="100%" style:font-name="Droid Sans Mono" fo:font-size="18.75pt" fo:font-weight="normal" officeooo:rsid="000a5ae1" officeooo:paragraph-rsid="000a5ae1" fo:background-color="#00002c"/>
    </style:style>
    <style:style style:name="P5" style:family="paragraph" style:parent-style-name="Standard">
      <style:paragraph-properties style:line-height-at-least="0.9cm"/>
      <style:text-properties fo:color="#ffffff" loext:opacity="100%" style:font-name="Droid Sans Mono" fo:font-size="18.75pt" fo:font-weight="normal" officeooo:rsid="000ae2a0" officeooo:paragraph-rsid="000ae2a0" fo:background-color="#00002c"/>
    </style:style>
    <style:style style:name="P6" style:family="paragraph" style:parent-style-name="Standard">
      <style:paragraph-properties style:line-height-at-least="0.9cm"/>
      <style:text-properties fo:color="#ffffff" loext:opacity="100%" style:font-name="Droid Sans Mono" fo:font-size="18.75pt" fo:font-weight="normal" officeooo:rsid="000d3be5" officeooo:paragraph-rsid="000d3be5" fo:background-color="#00002c"/>
    </style:style>
    <style:style style:name="P7" style:family="paragraph" style:parent-style-name="Standard">
      <style:paragraph-properties style:line-height-at-least="0.9cm"/>
      <style:text-properties fo:color="#ffffff" loext:opacity="100%" style:font-name="Droid Sans Mono" fo:font-size="18.75pt" fo:font-weight="normal" officeooo:rsid="000c6efd" officeooo:paragraph-rsid="000c6efd" fo:background-color="#00002c"/>
    </style:style>
    <style:style style:name="P8" style:family="paragraph" style:parent-style-name="Standard">
      <style:text-properties officeooo:paragraph-rsid="000a5ae1"/>
    </style:style>
    <style:style style:name="P9" style:family="paragraph" style:parent-style-name="Standard">
      <style:paragraph-properties style:line-height-at-least="0.9cm"/>
      <style:text-properties style:use-window-font-color="true" loext:opacity="0%" style:font-name="Droid Sans Mono" fo:font-size="18.75pt" fo:font-weight="normal" officeooo:rsid="000a5ae1" officeooo:paragraph-rsid="000a5ae1" fo:background-color="transparent"/>
    </style:style>
    <style:style style:name="P10" style:family="paragraph" style:parent-style-name="Standard">
      <style:paragraph-properties style:line-height-at-least="0.9cm"/>
      <style:text-properties style:use-window-font-color="true" loext:opacity="0%" style:font-name="Droid Sans Mono" fo:font-size="18.75pt" fo:font-weight="normal" officeooo:rsid="000ae2a0" officeooo:paragraph-rsid="000ae2a0" fo:background-color="transparent"/>
    </style:style>
    <style:style style:name="P11" style:family="paragraph" style:parent-style-name="Standard">
      <style:paragraph-properties style:line-height-at-least="0.9cm"/>
      <style:text-properties style:use-window-font-color="true" loext:opacity="0%" style:font-name="Droid Sans Mono" fo:font-size="18.75pt" fo:font-weight="normal" officeooo:rsid="000ae2a0" fo:background-color="transparent"/>
    </style:style>
    <style:style style:name="P12" style:family="paragraph" style:parent-style-name="Standard">
      <style:paragraph-properties style:line-height-at-least="0.9cm"/>
      <style:text-properties style:use-window-font-color="true" loext:opacity="0%" style:font-name="Droid Sans Mono" fo:font-size="18.75pt" fo:font-weight="normal" officeooo:rsid="000c6efd" officeooo:paragraph-rsid="000c6efd" fo:background-color="transparent"/>
    </style:style>
    <style:style style:name="P13" style:family="paragraph" style:parent-style-name="Standard">
      <style:paragraph-properties style:line-height-at-least="0.9cm"/>
      <style:text-properties style:use-window-font-color="true" loext:opacity="0%" style:font-name="Droid Sans Mono" fo:font-size="18.75pt" fo:font-weight="normal" officeooo:rsid="000d3be5" officeooo:paragraph-rsid="000d3be5" fo:background-color="transparent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officeooo:rsid="000a1913" style:font-size-asian="17.5pt" style:font-size-complex="20pt"/>
    </style:style>
    <style:style style:name="T3" style:family="text">
      <style:text-properties fo:font-size="20pt" officeooo:rsid="000a5ae1" style:font-size-asian="17.5pt" style:font-size-complex="20pt"/>
    </style:style>
    <style:style style:name="T4" style:family="text">
      <style:text-properties fo:color="#ff0062" loext:opacity="100%"/>
    </style:style>
    <style:style style:name="T5" style:family="text">
      <style:text-properties fo:color="#ff0062" loext:opacity="100%" fo:font-size="20pt" style:font-size-asian="17.5pt" style:font-size-complex="20pt"/>
    </style:style>
    <style:style style:name="T6" style:family="text">
      <style:text-properties fo:color="#ff0062" loext:opacity="100%" style:font-name="Droid Sans Mono" fo:font-size="20pt" fo:font-weight="normal" fo:background-color="#00002c" loext:char-shading-value="0" style:font-size-asian="17.5pt" style:font-size-complex="20pt"/>
    </style:style>
    <style:style style:name="T7" style:family="text">
      <style:text-properties fo:color="#ffffff" loext:opacity="100%" style:font-name="Droid Sans Mono" fo:font-size="20pt" fo:font-weight="normal" fo:background-color="#00002c" loext:char-shading-value="0" style:font-size-asian="17.5pt" style:font-size-complex="20pt"/>
    </style:style>
    <style:style style:name="T8" style:family="text">
      <style:text-properties fo:color="#eeffff" loext:opacity="100%"/>
    </style:style>
    <style:style style:name="T9" style:family="text">
      <style:text-properties fo:color="#eeffff" loext:opacity="100%" style:font-name="Droid Sans Mono" fo:font-size="20pt" fo:font-weight="normal" fo:background-color="#00002c" loext:char-shading-value="0" style:font-size-asian="17.5pt" style:font-size-complex="20pt"/>
    </style:style>
    <style:style style:name="T10" style:family="text">
      <style:text-properties fo:color="#ff006a" loext:opacity="100%"/>
    </style:style>
    <style:style style:name="T11" style:family="text">
      <style:text-properties fo:color="#ff006a" loext:opacity="100%" style:font-name="Droid Sans Mono" fo:font-size="20pt" fo:font-weight="normal" fo:background-color="#00002c" loext:char-shading-value="0" style:font-size-asian="17.5pt" style:font-size-complex="20pt"/>
    </style:style>
    <style:style style:name="T12" style:family="text">
      <style:text-properties fo:color="#ff7e34" loext:opacity="100%"/>
    </style:style>
    <style:style style:name="T13" style:family="text">
      <style:text-properties fo:color="#ff7e34" loext:opacity="100%" style:font-name="Droid Sans Mono" fo:font-size="20pt" fo:font-weight="normal" fo:background-color="#00002c" loext:char-shading-value="0" style:font-size-asian="17.5pt" style:font-size-complex="20pt"/>
    </style:style>
    <style:style style:name="T14" style:family="text">
      <style:text-properties fo:color="#00ffff" loext:opacity="100%"/>
    </style:style>
    <style:style style:name="T15" style:family="text">
      <style:text-properties fo:color="#ffcb6b" loext:opacity="100%" fo:font-size="20pt" style:font-size-asian="17.5pt" style:font-size-complex="20pt"/>
    </style:style>
    <style:style style:name="T16" style:family="text">
      <style:text-properties fo:color="#eeff00" loext:opacity="100%"/>
    </style:style>
    <style:style style:name="T17" style:family="text">
      <style:text-properties officeooo:rsid="000d3b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2">Java Arrays</text:span></text:p>
      <text:p text:style-name="P1"><text:span text:style-name="T2">1</text:span><text:span text:style-name="T1">) #code</text:span></text:p>
      <text:p text:style-name="P1"><text:span text:style-name="T1"/></text:p>
      <text:p text:style-name="P3"><text:span text:style-name="T5">class</text:span><text:span text:style-name="T1"> </text:span><text:span text:style-name="T15">BerylliumSphere</text:span><text:span text:style-name="T1"> {</text:span></text:p>
      <text:p text:style-name="P2"><text:span text:style-name="T4"><text:tab/>private</text:span> <text:span text:style-name="T4">static</text:span> <text:span text:style-name="T4">long</text:span> <text:span text:style-name="T8">counter</text:span>;</text:p>
      <text:p text:style-name="P2"><text:span text:style-name="T4"><text:tab/>private</text:span> <text:span text:style-name="T4">final</text:span> <text:span text:style-name="T4">long</text:span> <text:span text:style-name="T8">id</text:span> <text:span text:style-name="T4">=</text:span> counter<text:span text:style-name="T4">++</text:span>;</text:p>
      <text:p text:style-name="P2"><text:span text:style-name="T4"><text:tab/>public</text:span> <text:span text:style-name="T4">String</text:span> <text:span text:style-name="T14">toString</text:span>() { <text:span text:style-name="T10">return</text:span> "<text:span text:style-name="T16">Sphere </text:span>" <text:span text:style-name="T4">+</text:span> id; }</text:p>
      <text:p text:style-name="P1"><text:span text:style-name="T1"/></text:p>
      <text:p text:style-name="P8"><text:span text:style-name="T3"><text:tab/></text:span><text:span text:style-name="T6">BerylliumSphere</text:span><text:span text:style-name="T7">[] </text:span><text:span text:style-name="T9">spheres</text:span><text:span text:style-name="T7"> </text:span><text:span text:style-name="T6">=</text:span><text:span text:style-name="T7"> </text:span><text:span text:style-name="T11">new</text:span><text:span text:style-name="T7"> <text:tab/></text:span><text:span text:style-name="T6">BerylliumSphere</text:span><text:span text:style-name="T7">[</text:span><text:span text:style-name="T13">10</text:span><text:span text:style-name="T7">];</text:span></text:p>
      <text:p text:style-name="P2"><text:span text:style-name="T10"><text:tab/>for</text:span> (<text:span text:style-name="T4">int</text:span> <text:span text:style-name="T8">i</text:span> <text:span text:style-name="T4">=</text:span> <text:span text:style-name="T12">0</text:span>; i <text:span text:style-name="T4">&lt;</text:span> <text:span text:style-name="T12">5</text:span>; i<text:span text:style-name="T4">++</text:span>) {</text:p>
      <text:p text:style-name="P2"><text:tab/><text:tab/>spheres[i] <text:span text:style-name="T4">=</text:span> <text:span text:style-name="T10">new</text:span> <text:span text:style-name="T14">BerylliumSphere</text:span>();</text:p>
      <text:p text:style-name="P2"><text:tab/>}</text:p>
      <text:p text:style-name="P2"><text:span text:style-name="T8"><text:tab/>System</text:span>.<text:span text:style-name="T8">out</text:span>.<text:span text:style-name="T14">println</text:span>(<text:span text:style-name="T8">Arrays</text:span>.<text:span text:style-name="T14">toString</text:span>(spheres));</text:p>
      <text:p text:style-name="P2"><text:span text:style-name="T8"><text:tab/>System</text:span>.<text:span text:style-name="T8">out</text:span>.<text:span text:style-name="T14">println</text:span>(spheres[<text:span text:style-name="T12">4</text:span>]);</text:p>
      <text:p text:style-name="P2"/>
      <text:p text:style-name="P9">A) BerylliumSphere is a class <text:s/>and spheres is a object with 10 capacity object to hold</text:p>
      <text:p text:style-name="P9">B) We can assigned object also into variables</text:p>
      <text:p text:style-name="P9"/>
      <text:p text:style-name="P4"><text:span text:style-name="T4">List</text:span>&lt;<text:span text:style-name="T4">BerylliumSphere</text:span>&gt; <text:span text:style-name="T8">sphereList</text:span> <text:span text:style-name="T4">=</text:span> <text:span text:style-name="T10">new</text:span> <text:span text:style-name="T4">ArrayList</text:span>&lt;<text:span text:style-name="T4">BerylliumSphere</text:span>&gt;();</text:p>
      <text:p text:style-name="P2"><text:span text:style-name="T10">for</text:span> (<text:span text:style-name="T4">int</text:span> <text:span text:style-name="T8">i</text:span> <text:span text:style-name="T4">=</text:span> <text:span text:style-name="T12">0</text:span>; i <text:span text:style-name="T4">&lt;</text:span> <text:span text:style-name="T12">5</text:span>; i<text:span text:style-name="T4">++</text:span>) {</text:p>
      <text:p text:style-name="P2"><text:span text:style-name="T8"><text:tab/>sphereList</text:span>.<text:span text:style-name="T14">add</text:span>(<text:span text:style-name="T10">new</text:span> <text:span text:style-name="T14">BerylliumSphere</text:span>());</text:p>
      <text:p text:style-name="P2">}</text:p>
      <text:p text:style-name="P2"><text:span text:style-name="T8">System</text:span>.<text:span text:style-name="T8">out</text:span>.<text:span text:style-name="T14">println</text:span>(sphereList);</text:p>
      <text:p text:style-name="P2"><text:span text:style-name="T8">System</text:span>.<text:span text:style-name="T8">out</text:span>.<text:span text:style-name="T14">println</text:span>(<text:span text:style-name="T8">sphereList</text:span>.<text:span text:style-name="T14">get</text:span>(<text:span text:style-name="T12">4</text:span>));</text:p>
      <text:p text:style-name="P2"/>
      <text:p text:style-name="P10"><text:soft-page-break/>C) We can use class in generics also to assign some object and through which we can access List here.</text:p>
      <text:p text:style-name="P10">D) Their are several method to use for our to make task easy for us.</text:p>
      <text:p text:style-name="P10"/>
      <text:p text:style-name="P5"><text:span text:style-name="T4">List</text:span>&lt;<text:span text:style-name="T4">Integer</text:span>&gt; <text:span text:style-name="T8">intList</text:span> <text:span text:style-name="T4">=</text:span> <text:span text:style-name="T10">new</text:span> <text:span text:style-name="T4">ArrayList</text:span>&lt;<text:span text:style-name="T4">Integer</text:span>&gt; (</text:p>
      <text:p text:style-name="P2"><text:span text:style-name="T8"><text:tab/>Arrays</text:span>.<text:span text:style-name="T14">asList</text:span>(<text:span text:style-name="T12">0</text:span>, <text:span text:style-name="T12">1</text:span>, <text:span text:style-name="T12">2</text:span>, <text:span text:style-name="T12">3</text:span>, <text:span text:style-name="T12">4</text:span>, <text:span text:style-name="T12">5</text:span>)</text:p>
      <text:p text:style-name="P2">);</text:p>
      <text:p text:style-name="P2"><text:span text:style-name="T8">intList</text:span>.<text:span text:style-name="T14">add</text:span>(<text:span text:style-name="T12">97</text:span>);</text:p>
      <text:p text:style-name="P2"><text:span text:style-name="T8">System</text:span>.<text:span text:style-name="T8">out</text:span>.<text:span text:style-name="T14">println</text:span>(intList);</text:p>
      <text:p text:style-name="P2"><text:span text:style-name="T8">System</text:span>.<text:span text:style-name="T8">out</text:span>.<text:span text:style-name="T14">println</text:span>(<text:span text:style-name="T8">intList</text:span>.<text:span text:style-name="T14">get</text:span>(<text:span text:style-name="T12">4</text:span>));</text:p>
      <text:p text:style-name="P11"/>
      <text:p text:style-name="P10">E) We can give value through initialization in the List . Method like Arrays.asList(0,1,2,3,4,5).</text:p>
      <text:p text:style-name="P10"/>
      <text:p text:style-name="P5"><text:span text:style-name="T4">BerylliumSphere</text:span>[] <text:span text:style-name="T8">d</text:span> <text:span text:style-name="T4">=</text:span> { <text:span text:style-name="T10">new</text:span> <text:span text:style-name="T14">BerylliumSphere</text:span>(), <text:span text:style-name="T10">new</text:span> <text:span text:style-name="T14">BerylliumSphere</text:span>(), <text:span text:style-name="T10">new</text:span> <text:span text:style-name="T14">BerylliumSphere</text:span>() };</text:p>
      <text:p text:style-name="P6">This is aggregate initialization used by d</text:p>
      <text:p text:style-name="P10"/>
      <text:p text:style-name="P12">F) We can initiali<text:span text:style-name="T17">sed the object and assigned into array of object.</text:span></text:p>
      <text:p text:style-name="P12"/>
      <text:p text:style-name="P7">a <text:span text:style-name="T4">=</text:span> <text:span text:style-name="T10">new</text:span> <text:span text:style-name="T4">BerylliumSphere</text:span>[] {</text:p>
      <text:p text:style-name="P2"><text:span text:style-name="T10">new</text:span> <text:span text:style-name="T14">BerylliumSphere</text:span>(), <text:span text:style-name="T10">new</text:span> <text:span text:style-name="T14">BerylliumSphere</text:span>(),</text:p>
      <text:p text:style-name="P2">};</text:p>
      <text:p text:style-name="P13">This is dynamic aggregate Initialization.</text:p>
      <text:p text:style-name="P13"/>
      <text:p text:style-name="P13"><text:soft-page-break/>Note: Suppose hide() is a method that takes an array of BerrylliumSphere objects.You could call it by saying:</text:p>
      <text:p text:style-name="P13"/>
      <text:p text:style-name="P13">hide();</text:p>
      <text:p text:style-name="P13">but you can also dynamically create the array you want to pass as the argument:</text:p>
      <text:p text:style-name="P13"/>
      <text:p text:style-name="P13">hide(new BerylliumSphere[] { new BerylliumSphere(), new BerylliumSphere() });</text:p>
      <text:p text:style-name="P13"/>
      <text:p text:style-name="P13">The expression:</text:p>
      <text:p text:style-name="P13">a = d;</text:p>
      <text:p text:style-name="P10"><text:s/></text:p>
      <text:p text:style-name="P9"/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3:54:03.998311259</meta:creation-date>
    <dc:date>2022-10-03T15:28:16.297494738</dc:date>
    <meta:editing-duration>PT23S</meta:editing-duration>
    <meta:editing-cycles>1</meta:editing-cycles>
    <meta:generator>LibreOffice/7.3.4.2$Linux_X86_64 LibreOffice_project/30$Build-2</meta:generator>
    <meta:document-statistic meta:table-count="0" meta:image-count="0" meta:object-count="0" meta:page-count="3" meta:paragraph-count="43" meta:word-count="250" meta:character-count="1739" meta:non-whitespace-character-count="1512"/>
  </office:meta>
</office:document-meta>
</file>